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oHealth</text:p>
          </table:table-cell>
          <table:table-cell office:value-type="string">
            <text:p>PointLimit</text:p>
          </table:table-cell>
          <table:table-cell office:value-type="string">
            <text:p>PointsReq</text:p>
          </table:table-cell>
          <table:table-cell office:value-type="string">
            <text:p>TargetPoints</text:p>
          </table:table-cell>
          <table:table-cell office:value-type="string">
            <text:p>EnemiesMatter</text:p>
          </table:table-cell>
          <table:table-cell office:value-type="string">
            <text:p>EnemiesReq</text:p>
          </table:table-cell>
          <table:table-cell office:value-type="string">
            <text:p>EnemiesKilled</text:p>
          </table:table-cell>
          <table:table-cell office:value-type="string">
            <text:p>TimeLimited</text:p>
          </table:table-cell>
          <table:table-cell office:value-type="string">
            <text:p>TimeREQ</text:p>
          </table:table-cell>
          <table:table-cell office:value-type="string">
            <text:p>TimeUp</text:p>
          </table:table-cell>
          <table:table-cell office:value-type="string">
            <text:p>GameState</text:p>
          </table:table-cell>
          <table:table-cell table:number-columns-repeated="16"/>
        </table:table-row>
        <table:table-row table:style-name="ro2">
          <table:table-cell table:number-columns-repeated="10" table:style-name="ce1" office:value-type="boolean" office:boolean-value="true">
            <text:p>TRU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9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8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true">
            <text:p>TRU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8" table:style-name="ce1" office:value-type="boolean" office:boolean-value="true">
            <text:p>TRUE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7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table:number-columns-repeated="2" table:style-name="ce1" office:value-type="boolean" office:boolean-value="true">
            <text:p>TRU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7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7" table:style-name="ce1" office:value-type="boolean" office:boolean-value="true">
            <text:p>TRUE</text:p>
          </table:table-cell>
          <table:table-cell table:number-columns-repeated="2" table:style-name="ce1" office:value-type="boolean" office:boolean-value="false">
            <text:p>FALSE</text:p>
          </table:table-cell>
          <table:table-cell table:style-name="ce1" office:value-type="boolean" office:boolean-value="true">
            <text:p>TRU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7" table:style-name="ce1" office:value-type="boolean" office:boolean-value="true">
            <text:p>TRUE</text:p>
          </table:table-cell>
          <table:table-cell table:number-columns-repeated="3" table:style-name="ce1" office:value-type="boolean" office:boolean-value="false">
            <text:p>FALSE</text:p>
          </table:table-cell>
          <table:table-cell office:value-type="string">
            <text:p>WIN</text:p>
          </table:table-cell>
          <table:table-cell table:number-columns-repeated="16"/>
        </table:table-row>
        <table:table-row table:style-name="ro2">
          <table:table-cell table:number-columns-repeated="6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table:number-columns-repeated="3" table:style-name="ce1" office:value-type="boolean" office:boolean-value="true">
            <text:p>TRUE</text:p>
          </table:table-cell>
          <table:table-cell office:value-type="string">
            <text:p>LOSE</text:p>
          </table:table-cell>
          <table:table-cell table:number-columns-repeated="16"/>
        </table:table-row>
        <table:table-row table:style-name="ro2">
          <table:table-cell table:number-columns-repeated="6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table:number-columns-repeated="2" table:style-name="ce1" office:value-type="boolean" office:boolean-value="true">
            <text:p>TRUE</text:p>
          </table:table-cell>
          <table:table-cell table:style-name="ce1" office:value-type="boolean" office:boolean-value="false">
            <text:p>FALSE</text:p>
          </table:table-cell>
          <table:table-cell office:value-type="string">
            <text:p>LOSE</text:p>
          </table:table-cell>
          <table:table-cell table:number-columns-repeated="16"/>
        </table:table-row>
        <table:table-row table:style-name="ro1">
          <table:table-cell table:number-columns-repeated="25"/>
          <table:table-cell office:value-type="string">
            <text:p>with Health</text:p>
          </table:table-cell>
          <table:table-cell office:value-type="string">
            <text:p>Nohealth</text:p>
          </table:table-cell>
        </table:table-row>
        <table:table-row table:style-name="ro2">
          <table:table-cell table:number-columns-repeated="24"/>
          <table:table-cell office:value-type="string">
            <text:p>IF ANY NOTREQ</text:p>
          </table:table-cell>
          <table:table-cell office:value-type="string">
            <text:p>WIN</text:p>
          </table:table-cell>
          <table:table-cell office:value-type="string">
            <text:p>LOSE</text:p>
          </table:table-cell>
        </table:table-row>
        <table:table-row table:style-name="ro2">
          <table:table-cell table:number-columns-repeated="24"/>
          <table:table-cell office:value-type="string">
            <text:p>IF ALL REACHED</text:p>
          </table:table-cell>
          <table:table-cell table:number-columns-repeated="2" office:value-type="string">
            <text:p>WIN</text:p>
          </table:table-cell>
        </table:table-row>
        <table:table-row table:style-name="ro2">
          <table:table-cell table:number-columns-repeated="11"/>
          <table:table-cell office:value-type="string">
            <text:p>no Health</text:p>
          </table:table-cell>
          <table:table-cell office:value-type="string">
            <text:p>Win/Lose</text:p>
          </table:table-cell>
          <table:table-cell table:number-columns-repeated="11"/>
          <table:table-cell office:value-type="string">
            <text:p>IF TIMEUP ALLNOTREACHED AND ANYNOTREQ</text:p>
          </table:table-cell>
          <table:table-cell table:number-columns-repeated="2" office:value-type="string">
            <text:p>LOSE</text:p>
          </table:table-cell>
        </table:table-row>
        <table:table-row table:style-name="ro2">
          <table:table-cell table:number-columns-repeated="24"/>
          <table:table-cell office:value-type="string">
            <text:p>ELSE</text:p>
          </table:table-cell>
          <table:table-cell office:value-type="string">
            <text:p>NOT OVER</text:p>
          </table:table-cell>
          <table:table-cell office:value-type="string">
            <text:p>LOSE</text:p>
          </table:table-cell>
        </table:table-row>
        <table:table-row table:style-name="ro1">
          <table:table-cell table:number-columns-repeated="11"/>
          <table:table-cell office:value-type="string">
            <text:p>PointLimit</text:p>
          </table:table-cell>
          <table:table-cell office:value-type="string">
            <text:p>PtReq</text:p>
          </table:table-cell>
          <table:table-cell office:value-type="string">
            <text:p>TargetPoint</text:p>
          </table:table-cell>
          <table:table-cell office:value-type="string">
            <text:p>Win/NOTOVER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!TargetPoint</text:p>
          </table:table-cell>
          <table:table-cell office:value-type="string">
            <text:p>NotOver/Lose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!PtReq</text:p>
          </table:table-cell>
          <table:table-cell office:value-type="string">
            <text:p>TargetPoint</text:p>
          </table:table-cell>
          <table:table-cell office:value-type="string">
            <text:p>ANY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!TargetPoint</text:p>
          </table:table-cell>
          <table:table-cell office:value-type="string">
            <text:p>ANY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3">
          <table:table-cell table:number-columns-repeated="27"/>
        </table:table-row>
        <table:table-row table:style-name="ro1">
          <table:table-cell table:number-columns-repeated="11"/>
          <table:table-cell office:value-type="string">
            <text:p>EnemiesMatter</text:p>
          </table:table-cell>
          <table:table-cell office:value-type="string">
            <text:p>EnemiesREQ</text:p>
          </table:table-cell>
          <table:table-cell office:value-type="string">
            <text:p>EnMet</text:p>
          </table:table-cell>
          <table:table-cell table:style-name="ce2" office:value-type="string">
            <text:p>Win/NOTOVER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!EnMet</text:p>
          </table:table-cell>
          <table:table-cell office:value-type="string">
            <text:p>NotOver/Lose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!EnREQ</text:p>
          </table:table-cell>
          <table:table-cell office:value-type="string">
            <text:p>EnMet</text:p>
          </table:table-cell>
          <table:table-cell office:value-type="string">
            <text:p>ANY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!EnMet</text:p>
          </table:table-cell>
          <table:table-cell office:value-type="string">
            <text:p>ANY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3">
          <table:table-cell table:number-columns-repeated="27"/>
        </table:table-row>
        <table:table-row table:style-name="ro1">
          <table:table-cell table:number-columns-repeated="11"/>
          <table:table-cell office:value-type="string">
            <text:p>TimeLimited</text:p>
          </table:table-cell>
          <table:table-cell office:value-type="string">
            <text:p>TimeReQ</text:p>
          </table:table-cell>
          <table:table-cell office:value-type="string">
            <text:p>tMet</text:p>
          </table:table-cell>
          <table:table-cell office:value-type="string">
            <text:p>LOSE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!Tmet</text:p>
          </table:table-cell>
          <table:table-cell office:value-type="string">
            <text:p>NotOver/WIN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>
            <text:p>!TimeReq</text:p>
          </table:table-cell>
          <table:table-cell office:value-type="string">
            <text:p>tMet</text:p>
          </table:table-cell>
          <table:table-cell office:value-type="string">
            <text:p>WIN/LOSE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table:number-columns-repeated="13"/>
          <table:table-cell office:value-type="string">
            <text:p>!Tmet</text:p>
          </table:table-cell>
          <table:table-cell office:value-type="string">
            <text:p>ANY</text:p>
          </table:table-cell>
          <table:table-cell office:value-type="float" office:value="12">
            <text:p>12</text:p>
          </table:table-cell>
          <table:table-cell table:number-columns-repeated="11"/>
        </table:table-row>
        <table:table-row table:style-name="ro3" table:number-rows-repeated="2">
          <table:table-cell table:number-columns-repeated="27"/>
        </table:table-row>
        <table:table-row table:style-name="ro2">
          <table:table-cell table:number-columns-repeated="11"/>
          <table:table-cell office:value-type="string">
            <text:p>1,5,9</text:p>
          </table:table-cell>
          <table:table-cell office:value-type="string">
            <text:p>WIN</text:p>
          </table:table-cell>
          <table:table-cell/>
          <table:table-cell office:value-type="string">
            <text:p>1,6,9</text:p>
          </table:table-cell>
          <table:table-cell office:value-type="string">
            <text:p>LOSE</text:p>
          </table:table-cell>
          <table:table-cell/>
          <table:table-cell office:value-type="string">
            <text:p>1,7,9</text:p>
          </table:table-cell>
          <table:table-cell office:value-type="string">
            <text:p>WIN</text:p>
          </table:table-cell>
          <table:table-cell/>
          <table:table-cell office:value-type="string">
            <text:p>1,8,9</text:p>
          </table:table-cell>
          <table:table-cell office:value-type="string">
            <text:p>WIN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1,5,10</text:p>
          </table:table-cell>
          <table:table-cell office:value-type="string">
            <text:p>WIN</text:p>
          </table:table-cell>
          <table:table-cell/>
          <table:table-cell office:value-type="string">
            <text:p>1,6,10</text:p>
          </table:table-cell>
          <table:table-cell office:value-type="string">
            <text:p>NOTOVER</text:p>
          </table:table-cell>
          <table:table-cell/>
          <table:table-cell office:value-type="string">
            <text:p>1,7,10</text:p>
          </table:table-cell>
          <table:table-cell office:value-type="string">
            <text:p>WIN</text:p>
          </table:table-cell>
          <table:table-cell/>
          <table:table-cell office:value-type="string">
            <text:p>1,8,10</text:p>
          </table:table-cell>
          <table:table-cell office:value-type="string">
            <text:p>WIN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1,5,11</text:p>
          </table:table-cell>
          <table:table-cell office:value-type="string">
            <text:p>WIN</text:p>
          </table:table-cell>
          <table:table-cell/>
          <table:table-cell office:value-type="string">
            <text:p>1,6,11</text:p>
          </table:table-cell>
          <table:table-cell office:value-type="string">
            <text:p>LOSE</text:p>
          </table:table-cell>
          <table:table-cell/>
          <table:table-cell office:value-type="string">
            <text:p>1,7,11</text:p>
          </table:table-cell>
          <table:table-cell office:value-type="string">
            <text:p>WIN</text:p>
          </table:table-cell>
          <table:table-cell/>
          <table:table-cell office:value-type="string">
            <text:p>1,8,11</text:p>
          </table:table-cell>
          <table:table-cell office:value-type="string">
            <text:p>WIN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1,5,12</text:p>
          </table:table-cell>
          <table:table-cell office:value-type="string">
            <text:p>WIN</text:p>
          </table:table-cell>
          <table:table-cell/>
          <table:table-cell office:value-type="string">
            <text:p>1,6,12</text:p>
          </table:table-cell>
          <table:table-cell office:value-type="string">
            <text:p>NOTOVER</text:p>
          </table:table-cell>
          <table:table-cell/>
          <table:table-cell office:value-type="string">
            <text:p>1,7,12</text:p>
          </table:table-cell>
          <table:table-cell office:value-type="string">
            <text:p>WIN</text:p>
          </table:table-cell>
          <table:table-cell/>
          <table:table-cell office:value-type="string">
            <text:p>1,8,12</text:p>
          </table:table-cell>
          <table:table-cell office:value-type="string">
            <text:p>WIN</text:p>
          </table:table-cell>
          <table:table-cell table:number-columns-repeated="5"/>
        </table:table-row>
        <table:table-row table:style-name="ro3">
          <table:table-cell table:number-columns-repeated="27"/>
        </table:table-row>
        <table:table-row table:style-name="ro2">
          <table:table-cell table:number-columns-repeated="11"/>
          <table:table-cell office:value-type="string">
            <text:p>2,5,9</text:p>
          </table:table-cell>
          <table:table-cell office:value-type="string">
            <text:p>LOSE</text:p>
          </table:table-cell>
          <table:table-cell/>
          <table:table-cell office:value-type="string">
            <text:p>2,6,9</text:p>
          </table:table-cell>
          <table:table-cell office:value-type="string">
            <text:p>LOSE</text:p>
          </table:table-cell>
          <table:table-cell/>
          <table:table-cell office:value-type="string">
            <text:p>2,7,9</text:p>
          </table:table-cell>
          <table:table-cell office:value-type="string">
            <text:p>LOSE</text:p>
          </table:table-cell>
          <table:table-cell/>
          <table:table-cell office:value-type="string">
            <text:p>2,8,9</text:p>
          </table:table-cell>
          <table:table-cell office:value-type="string">
            <text:p>LOSE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2,5,10</text:p>
          </table:table-cell>
          <table:table-cell office:value-type="string">
            <text:p>NOTOVER</text:p>
          </table:table-cell>
          <table:table-cell/>
          <table:table-cell office:value-type="string">
            <text:p>2,6,10</text:p>
          </table:table-cell>
          <table:table-cell office:value-type="string">
            <text:p>NOTOVER</text:p>
          </table:table-cell>
          <table:table-cell/>
          <table:table-cell office:value-type="string">
            <text:p>2,7,10</text:p>
          </table:table-cell>
          <table:table-cell office:value-type="string">
            <text:p>NOTOVER</text:p>
          </table:table-cell>
          <table:table-cell/>
          <table:table-cell office:value-type="string">
            <text:p>2,8,10</text:p>
          </table:table-cell>
          <table:table-cell office:value-type="string">
            <text:p>NOTOVER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2,5,11</text:p>
          </table:table-cell>
          <table:table-cell office:value-type="string">
            <text:p>WIN</text:p>
          </table:table-cell>
          <table:table-cell/>
          <table:table-cell office:value-type="string">
            <text:p>2,6,11</text:p>
          </table:table-cell>
          <table:table-cell office:value-type="string">
            <text:p>WIN</text:p>
          </table:table-cell>
          <table:table-cell/>
          <table:table-cell office:value-type="string">
            <text:p>2,7,11</text:p>
          </table:table-cell>
          <table:table-cell office:value-type="string">
            <text:p>WIN</text:p>
          </table:table-cell>
          <table:table-cell/>
          <table:table-cell office:value-type="string">
            <text:p>2,8,11</text:p>
          </table:table-cell>
          <table:table-cell office:value-type="string">
            <text:p>WIN</text:p>
          </table:table-cell>
          <table:table-cell table:number-columns-repeated="5"/>
        </table:table-row>
        <table:table-row table:style-name="ro2">
          <table:table-cell table:number-columns-repeated="11"/>
          <table:table-cell office:value-type="string">
            <text:p>2,5,12</text:p>
          </table:table-cell>
          <table:table-cell office:value-type="string">
            <text:p>NOTOVER</text:p>
          </table:table-cell>
          <table:table-cell/>
          <table:table-cell office:value-type="string">
            <text:p>2,6,12</text:p>
          </table:table-cell>
          <table:table-cell office:value-type="string">
            <text:p>NOTOVER</text:p>
          </table:table-cell>
          <table:table-cell/>
          <table:table-cell office:value-type="string">
            <text:p>2,7,12</text:p>
          </table:table-cell>
          <table:table-cell office:value-type="string">
            <text:p>WIN</text:p>
          </table:table-cell>
          <table:table-cell/>
          <table:table-cell office:value-type="string">
            <text:p>2,8,12</text:p>
          </table:table-cell>
          <table:table-cell office:value-type="string">
            <text:p>NOTOVER</text:p>
          </table:table-cell>
          <table:table-cell table:number-columns-repeated="5"/>
        </table:table-row>
        <table:table-row table:style-name="ro3">
          <table:table-cell table:number-columns-repeated="27"/>
        </table:table-row>
        <table:table-row table:style-name="ro2">
          <table:table-cell table:number-columns-repeated="11"/>
          <table:table-cell office:value-type="string">
            <text:p>3,5,9</text:p>
          </table:table-cell>
          <table:table-cell table:number-columns-repeated="2"/>
          <table:table-cell office:value-type="string">
            <text:p>3,6,9</text:p>
          </table:table-cell>
          <table:table-cell table:number-columns-repeated="2"/>
          <table:table-cell office:value-type="string">
            <text:p>3,7,9</text:p>
          </table:table-cell>
          <table:table-cell table:number-columns-repeated="2"/>
          <table:table-cell office:value-type="string">
            <text:p>3,8,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3,5,10</text:p>
          </table:table-cell>
          <table:table-cell table:number-columns-repeated="2"/>
          <table:table-cell office:value-type="string">
            <text:p>3,6,10</text:p>
          </table:table-cell>
          <table:table-cell table:number-columns-repeated="2"/>
          <table:table-cell office:value-type="string">
            <text:p>3,7,10</text:p>
          </table:table-cell>
          <table:table-cell table:number-columns-repeated="2"/>
          <table:table-cell office:value-type="string">
            <text:p>3,8,1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3,5,11</text:p>
          </table:table-cell>
          <table:table-cell table:number-columns-repeated="2"/>
          <table:table-cell office:value-type="string">
            <text:p>3,6,11</text:p>
          </table:table-cell>
          <table:table-cell table:number-columns-repeated="2"/>
          <table:table-cell office:value-type="string">
            <text:p>3,7,11</text:p>
          </table:table-cell>
          <table:table-cell table:number-columns-repeated="2"/>
          <table:table-cell office:value-type="string">
            <text:p>3,8,1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3,5,12</text:p>
          </table:table-cell>
          <table:table-cell table:number-columns-repeated="2"/>
          <table:table-cell office:value-type="string">
            <text:p>3,6,12</text:p>
          </table:table-cell>
          <table:table-cell table:number-columns-repeated="2"/>
          <table:table-cell office:value-type="string">
            <text:p>3,7,12</text:p>
          </table:table-cell>
          <table:table-cell table:number-columns-repeated="2"/>
          <table:table-cell office:value-type="string">
            <text:p>3,8,12</text:p>
          </table:table-cell>
          <table:table-cell table:number-columns-repeated="6"/>
        </table:table-row>
        <table:table-row table:style-name="ro3">
          <table:table-cell table:number-columns-repeated="27"/>
        </table:table-row>
        <table:table-row table:style-name="ro2">
          <table:table-cell table:number-columns-repeated="11"/>
          <table:table-cell office:value-type="string">
            <text:p>4,5,9</text:p>
          </table:table-cell>
          <table:table-cell table:number-columns-repeated="2"/>
          <table:table-cell office:value-type="string">
            <text:p>4,6,9</text:p>
          </table:table-cell>
          <table:table-cell table:number-columns-repeated="2"/>
          <table:table-cell office:value-type="string">
            <text:p>4,7,9</text:p>
          </table:table-cell>
          <table:table-cell table:number-columns-repeated="2"/>
          <table:table-cell office:value-type="string">
            <text:p>4,8,9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4,5,10</text:p>
          </table:table-cell>
          <table:table-cell table:number-columns-repeated="2"/>
          <table:table-cell office:value-type="string">
            <text:p>4,6,10</text:p>
          </table:table-cell>
          <table:table-cell table:number-columns-repeated="2"/>
          <table:table-cell office:value-type="string">
            <text:p>4,7,10</text:p>
          </table:table-cell>
          <table:table-cell table:number-columns-repeated="2"/>
          <table:table-cell office:value-type="string">
            <text:p>4,8,1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4,5,11</text:p>
          </table:table-cell>
          <table:table-cell table:number-columns-repeated="2"/>
          <table:table-cell office:value-type="string">
            <text:p>4,6,11</text:p>
          </table:table-cell>
          <table:table-cell table:number-columns-repeated="2"/>
          <table:table-cell office:value-type="string">
            <text:p>4,7,11</text:p>
          </table:table-cell>
          <table:table-cell table:number-columns-repeated="2"/>
          <table:table-cell office:value-type="string">
            <text:p>4,8,11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string">
            <text:p>4,5,12</text:p>
          </table:table-cell>
          <table:table-cell table:number-columns-repeated="2"/>
          <table:table-cell office:value-type="string">
            <text:p>4,6,12</text:p>
          </table:table-cell>
          <table:table-cell table:number-columns-repeated="2"/>
          <table:table-cell office:value-type="string">
            <text:p>4,7,12</text:p>
          </table:table-cell>
          <table:table-cell table:number-columns-repeated="2"/>
          <table:table-cell office:value-type="string">
            <text:p>4,8,12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22:08:36</meta:creation-date>
    <dc:date>2013-10-12T00:19:42</dc:date>
    <meta:editing-duration>PT51M55S</meta:editing-duration>
    <meta:editing-cycles>1</meta:editing-cycles>
    <meta:document-statistic meta:table-count="3" meta:cell-count="278" meta:object-count="0"/>
    <meta:generator>LibreOffice/3.5$Linux_x86 LibreOffice_project/350m1$Build-2</meta:generator>
  </office:meta>
</office:document-meta>
</file>